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801cm" fo:margin-left="0.222cm" table:align="left"/>
    </style:style>
    <style:style style:name="Tabla1.A" style:family="table-column">
      <style:table-column-properties style:column-width="16.801cm"/>
    </style:style>
    <style:style style:name="Tabla1.1" style:family="table-row">
      <style:table-row-properties style:min-row-height="14.605cm"/>
    </style:style>
    <style:style style:name="Tabla1.A1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Standard">
      <style:text-properties officeooo:rsid="00031178" officeooo:paragraph-rsid="00031178"/>
    </style:style>
    <style:style style:name="P2" style:family="paragraph" style:parent-style-name="Table_20_Contents">
      <style:text-properties fo:color="#000000" loext:opacity="100%" style:text-line-through-style="none" style:text-line-through-type="none" style:text-position="super 58%" style:font-name="Linux Libertine Mono O" fo:font-size="14pt" fo:font-style="italic" style:text-underline-style="solid" style:text-underline-width="bold" style:text-underline-color="font-color" fo:font-weight="bold" officeooo:paragraph-rsid="0003f68e" fo:background-color="#ff8000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Sra. Cristina Pons Martí</text:p>
            <text:p text:style-name="P2">Presidenta del Club Esportiu Endavant</text:p>
            <text:p text:style-name="P2">C/ Clar, 73. 07750 Ferreries</text:p>
            <text:p text:style-name="P2">Us convoc a la propera reunió de la Federació de Clubs Esportius de</text:p>
            <text:p text:style-name="P2">Menorca.</text:p>
            <text:p text:style-name="P2">Dia: 12 de desembre del 2001</text:p>
            <text:p text:style-name="P2">Hora: 20.30 h</text:p>
            <text:p text:style-name="P2">Lloc: Sala d’Actes de l’Ajuntament de Ferreries, pl. Constitució, 21,</text:p>
            <text:p text:style-name="P2">Ferreries.</text:p>
            <text:p text:style-name="P2">Ordre del dia:</text:p>
            <text:p text:style-name="P2">1. Lectura i aprovació de l’acta de la sessió anterior.</text:p>
            <text:p text:style-name="P2">2. Organització del Campionat de Menorca de Natació.</text:p>
            <text:p text:style-name="P2">3. Admissió de nous membres a la Federació.</text:p>
            <text:p text:style-name="P2">4. Torn obert de paraules.</text:p>
            <text:p text:style-name="P2">[rúbrica]</text:p>
            <text:p text:style-name="P2">Joan Antoni Taltavull Pons</text:p>
            <text:p text:style-name="P2">President de la Federació de Clubs Esportius de Menorca</text:p>
            <text:p text:style-name="P2">Ferreries, 25 d’octubre de 2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9:34:44.913650766</meta:creation-date>
    <dc:date>2025-10-28T10:38:55.927914153</dc:date>
    <meta:editing-duration>PT10M16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18" meta:word-count="101" meta:character-count="595" meta:non-whitespace-character-count="512"/>
  </office:meta>
</office:document-meta>
</file>